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8cm" fo:min-width="1.918cm"/>
      <style:paragraph-properties style:writing-mode="lr-tb"/>
    </style:style>
    <style:style style:name="gr2" style:family="graphic" style:parent-style-name="objectwithoutfill">
      <style:graphic-properties svg:stroke-color="#000000" draw:marker-start="Arrow" draw:marker-start-width="0.2cm" draw:marker-end="Double_20_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3cm" fo:min-width="0.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9cm" fo:min-width="6.479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1cm" fo:min-width="1.918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2cm" draw:marker-end="Double_20_Arrow" draw:marker-end-width="0.2cm" draw:fill="none" draw:textarea-horizontal-align="center" draw:textarea-vertical-align="middl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fo:font-size="10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8pt" style:font-weight-asian="normal" style:font-size-complex="8pt" style:font-weight-complex="normal"/>
    </style:style>
    <style:style style:name="T2" style:family="text">
      <style:text-properties fo:font-size="10pt" fo:font-weight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5cm" svg:height="0.85cm" svg:x="8.336cm" svg:y="3.715cm">
          <text:p text:style-name="P1"><text:span text:style-name="T1">pick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5cm" svg:height="0.85cm" svg:x="6.147cm" svg:y="5.998cm">
          <text:p text:style-name="P1"><text:span text:style-name="T2">role2pick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397cm" svg:y1="5.998cm" svg:x2="9.586cm" svg:y2="4.565cm" draw:start-shape="id1" draw:start-glue-point="0" draw:end-shape="id2" draw:end-glue-point="2" svg:d="M7397 5998l2189-1433" svg:viewBox="0 0 2190 1434">
          <text:p/>
        </draw:connector>
        <draw:frame draw:style-name="gr3" draw:text-style-name="P4" draw:layer="layout" svg:width="0.99cm" svg:height="0.569cm" svg:x="8.151cm" svg:y="6.758cm">
          <draw:text-box>
            <text:p><text:span text:style-name="T3">sort</text:span></text:p>
          </draw:text-box>
        </draw:frame>
        <draw:custom-shape draw:style-name="gr1" draw:text-style-name="P2" xml:id="id3" draw:id="id3" draw:layer="layout" svg:width="2.5cm" svg:height="0.85cm" svg:x="10.429cm" svg:y="5.998cm">
          <text:p text:style-name="P1"><text:span text:style-name="T1">picklis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647cm" svg:y1="6.423cm" svg:x2="10.429cm" svg:y2="6.423cm" draw:start-shape="id1" draw:start-glue-point="1" draw:end-shape="id3" draw:end-glue-point="3" svg:d="M8647 6423h1782" svg:viewBox="0 0 1783 1">
          <text:p/>
        </draw:connector>
        <draw:custom-shape draw:style-name="gr1" draw:text-style-name="P2" xml:id="id4" draw:id="id4" draw:layer="layout" svg:width="2.5cm" svg:height="0.85cm" svg:x="2.3cm" svg:y="5.998cm">
          <text:p text:style-name="P1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8cm" svg:y1="6.423cm" svg:x2="6.147cm" svg:y2="6.423cm" draw:start-shape="id4" draw:start-glue-point="1" draw:end-shape="id1" draw:end-glue-point="3" svg:d="M4800 6423h1347" svg:viewBox="0 0 1348 1">
          <text:p/>
        </draw:connector>
        <draw:frame draw:style-name="gr4" draw:text-style-name="P4" draw:layer="layout" svg:width="6.979cm" svg:height="1.841cm" svg:x="12.793cm" svg:y="5.929cm">
          <draw:text-box>
            <text:p><text:span text:style-name="T3">* values are saved in their own table</text:span></text:p>
            <text:p><text:span text:style-name="T3">* they all share the same ID sequence for all values</text:span></text:p>
            <text:p><text:span text:style-name="T3">* each value has a “presence” value</text:span></text:p>
            <text:p><text:span text:style-name="T3">* non role based picklist do not have relation with</text:span></text:p>
            <text:p><text:span text:style-name="T3"><text:s text:c="2"/></text:span><text:span text:style-name="T3">role2picklist</text:span></text:p>
          </draw:text-box>
        </draw:frame>
        <draw:custom-shape draw:style-name="gr5" draw:text-style-name="P2" xml:id="id6" draw:id="id6" draw:layer="layout" svg:width="2.5cm" svg:height="0.842cm" svg:x="10.406cm" svg:y="8.287cm">
          <text:p text:style-name="P1"><text:span text:style-name="T1">picklist</text:span><text:span text:style-name="T1"><text:line-break/></text:span><text:span text:style-name="T1">depend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5" draw:id="id5" draw:layer="layout" draw:type="line" svg:x1="7.398cm" svg:y1="5.999cm" svg:x2="9.587cm" svg:y2="4.566cm" svg:d="M7398 5999l2189-1433" svg:viewBox="0 0 2190 1434">
          <text:p/>
        </draw:connector>
        <draw:connector draw:style-name="gr6" draw:text-style-name="P6" draw:layer="layout" draw:type="line" svg:x1="9.587cm" svg:y1="4.566cm" svg:x2="11.679cm" svg:y2="5.998cm" draw:start-shape="id5" draw:start-glue-point="3" draw:end-shape="id3" draw:end-glue-point="0" svg:d="M9587 4566l2092 1432" svg:viewBox="0 0 2093 1433">
          <text:p text:style-name="P5"><text:span text:style-name="T4">by name</text:span></text:p>
        </draw:connector>
        <draw:connector draw:style-name="gr6" draw:text-style-name="P6" draw:layer="layout" draw:type="line" svg:x1="11.656cm" svg:y1="8.287cm" svg:x2="11.679cm" svg:y2="6.848cm" draw:start-shape="id6" draw:start-glue-point="0" draw:end-shape="id3" svg:d="M11656 8287l23-1439" svg:viewBox="0 0 24 1440">
          <text:p text:style-name="P5"><text:span text:style-name="T4">source target <text:s/>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00:25:18.608901264</meta:creation-date>
    <dc:date>2021-02-07T00:59:57.380530341</dc:date>
    <meta:editing-duration>PT4M8S</meta:editing-duration>
    <meta:editing-cycles>1</meta:editing-cycles>
    <meta:document-statistic meta:object-count="13"/>
    <meta:generator>LibreOffice/6.4.6.2$Linux_X86_64 LibreOffice_project/40$Build-2</meta:generator>
  </office:meta>
</office:document-meta>
</file>